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501cm" table:align="margins"/>
    </style:style>
    <style:style style:name="Tableau3.A" style:family="table-column">
      <style:table-column-properties style:column-width="9.477cm" style:rel-column-width="37639*"/>
    </style:style>
    <style:style style:name="Tableau3.B" style:family="table-column">
      <style:table-column-properties style:column-width="7.024cm" style:rel-column-width="27896*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6.514cm" fo:margin-left="0cm" fo:margin-right="-0.012cm" table:align="margins"/>
    </style:style>
    <style:style style:name="Table1.A" style:family="table-column">
      <style:table-column-properties style:column-width="1.617cm" style:rel-column-width="6421*"/>
    </style:style>
    <style:style style:name="Table1.B" style:family="table-column">
      <style:table-column-properties style:column-width="0.411cm" style:rel-column-width="1630*"/>
    </style:style>
    <style:style style:name="Table1.C" style:family="table-column">
      <style:table-column-properties style:column-width="14.485cm" style:rel-column-width="57484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Gill Sans MT_CCJU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Gill Sans MT_CCJU" fo:font-size="11pt" style:font-size-asian="11pt" style:font-size-complex="11pt"/>
    </style:style>
    <style:style style:name="P7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Gill Sans MT_CCJU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Table_20_Contents">
      <style:text-properties style:font-name="Gill Sans MT_CCJU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Gill Sans MT_CCJU" fo:font-size="10pt" style:text-underline-style="none" style:font-size-asian="10pt" style:font-size-complex="10pt"/>
    </style:style>
    <style:style style:name="P11" style:family="paragraph" style:parent-style-name="Table_20_Contents">
      <style:text-properties style:font-name="Gill Sans MT_CCJU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3"/>
      <text:p text:style-name="P3"/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%=LETTRE_CONCERNE=%</text:p>
          </table:table-cell>
          <table:table-cell table:style-name="Tableau3.A1" office:value-type="string">
            <text:p text:style-name="P7">%=adresseTiers=%</text:p>
          </table:table-cell>
        </table:table-row>
      </table:table>
      <text:p text:style-name="P3"/>
      <text:p text:style-name="P3"/>
      <text:p text:style-name="P3">%=titreTiers=%</text:p>
      <text:p text:style-name="P3"/>
      <text:p text:style-name="P3">%=LETTRE_TEXTE_DEBUT=%</text:p>
      <text:p text:style-name="P3"/>
      <text:p text:style-name="P3"><text:tab/><text:span text:style-name="T1"><text:tab/>%=LETTRE_DEMANDE=%</text:span></text:p>
      <text:p text:style-name="P3"/>
      <text:p text:style-name="P3">%=LETTRE_MOTIF=%</text:p>
      <text:p text:style-name="P3"/>
      <text:p text:style-name="P3">%=LETTRE_SALUTATIONS=%</text:p>
      <text:p text:style-name="P6"/>
      <text:p text:style-name="P6"/>
      <text:p text:style-name="P2">%#include <text:s/>signatures/CCJU/standard#%</text:p>
      <text:p text:style-name="P3"/>
      <text:p text:style-name="P3"/>
      <text:p text:style-name="P6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%=TEXTE_ANNEXES=%</text:p>
          </table:table-cell>
          <table:table-cell table:style-name="Table1.A1" office:value-type="string">
            <text:p text:style-name="P10">%=POINTS=%</text:p>
          </table:table-cell>
          <table:table-cell table:style-name="Table1.A1" office:value-type="string">
            <text:p text:style-name="P11">%=VALEUR_ANNEXES=%</text:p>
          </table:table-cell>
        </table:table-row>
        <table:table-row>
          <table:table-cell table:style-name="Table1.A1" office:value-type="string">
            <text:p text:style-name="P9">%=TEXTE_COPIES=%</text:p>
          </table:table-cell>
          <table:table-cell table:style-name="Table1.A1" office:value-type="string">
            <text:p text:style-name="P5">%=POINTS=%</text:p>
          </table:table-cell>
          <table:table-cell table:style-name="Table1.A1" office:value-type="string">
            <text:p text:style-name="P11">%=valeurCopies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9cm" fo:margin-bottom="0.67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3T12:51:22</meta:creation-date>
    <dc:date>2012-01-26T14:12:56</dc:date>
    <meta:editing-cycles>43</meta:editing-cycles>
    <meta:editing-duration>PT1H37M5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6" meta:word-count="29" meta:character-count="295"/>
  </office:meta>
</office:document-meta>
</file>